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A40000008BC81C0F8C8D4ACBEB.png" manifest:media-type="image/png"/>
  <manifest:file-entry manifest:full-path="Pictures/10000201000004B00000000C023E6C7C3C4B7224.png" manifest:media-type="image/png"/>
  <manifest:file-entry manifest:full-path="Pictures/10000201000004B00000000877B1D36157A444A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fo:margin-top="0in" fo:margin-bottom="0.139in" loext:contextual-spacing="false" fo:line-height="100%" style:page-number="1" fo:break-before="auto" fo:break-after="auto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P5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  <style:text-properties fo:color="#666666" fo:font-size="10pt" style:font-size-asian="10pt" style:font-size-complex="10pt"/>
    </style:style>
    <style:style style:name="P6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7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8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5in" style:type="right"/>
        </style:tab-stops>
      </style:paragraph-properties>
    </style:style>
    <style:style style:name="P9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P10" style:family="paragraph" style:parent-style-name="Standard">
      <style:paragraph-properties fo:break-before="auto" fo:break-after="auto" fo:padding="0in" fo:border="none"/>
    </style:style>
    <style:style style:name="P11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P12" style:family="paragraph" style:parent-style-name="Heading_20_1">
      <style:paragraph-properties fo:margin-left="-0.0102in" fo:margin-right="0in" fo:margin-top="0.0835in" fo:margin-bottom="0in" loext:contextual-spacing="false" fo:line-height="150%" fo:text-align="center" style:justify-single-word="false" fo:text-indent="0in" style:auto-text-indent="false"/>
    </style:style>
    <style:style style:name="P13" style:family="paragraph" style:parent-style-name="Heading_20_1">
      <style:paragraph-properties fo:break-before="auto" fo:break-after="auto" fo:padding="0in" fo:border="none"/>
    </style:style>
    <style:style style:name="T1" style:family="text">
      <style:text-properties fo:color="#00ab44" fo:font-size="14pt" fo:font-weight="bold" style:font-size-asian="14pt" style:font-weight-asian="bold" style:font-size-complex="14pt"/>
    </style:style>
    <style:style style:name="T2" style:family="text">
      <style:text-properties fo:color="#0000ff" style:font-name="Oswald" fo:font-size="30pt" fo:font-style="italic" fo:font-weight="bold" style:font-name-asian="Oswald1" style:font-size-asian="30pt" style:font-style-asian="italic" style:font-weight-asian="bold" style:font-name-complex="Oswald1" style:font-size-complex="30pt"/>
    </style:style>
    <style:style style:name="T3" style:family="text">
      <style:text-properties fo:color="#666666" fo:font-size="13pt" fo:font-weight="bold" style:font-size-asian="13pt" style:font-weight-asian="bold" style:font-size-complex="13pt"/>
    </style:style>
    <style:style style:name="T4" style:family="text">
      <style:text-properties fo:font-variant="normal" fo:text-transform="none" fo:color="#666666" style:text-line-through-style="none" style:text-line-through-type="none" style:text-position="0% 100%" style:font-name="Proxima Nova" fo:font-size="13pt" fo:font-style="normal" style:text-underline-style="none" fo:font-weight="bold" style:font-name-asian="Proxima Nova1" style:font-size-asian="13pt" style:font-style-asian="normal" style:font-weight-asian="bold" style:font-name-complex="Proxima Nova1" style:font-size-complex="13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.png" text:anchor-type="as-char" svg:width="6.5in" svg:height="0.0693in" draw:z-index="0"><draw:image xlink:href="Pictures/10000201000004B00000000C023E6C7C3C4B7224.png" xlink:type="simple" xlink:show="embed" xlink:actuate="onLoad" loext:mime-type="image/png"/><svg:desc>línea horizontal</svg:desc></draw:frame></text:p>
      <text:p text:style-name="P4"><text:span text:style-name="T1">Pedro Gallego Morales</text:span></text:p>
      <text:p text:style-name="Standard">2ºDAM<text:line-break/></text:p>
      <text:p text:style-name="P5"/>
      <text:p text:style-name="P12"><text:bookmark text:name="_hob3588kq4qe"/><draw:frame draw:style-name="fr1" draw:name="image2.png" text:anchor-type="as-char" svg:width="2.7083in" svg:height="2.2957in" draw:z-index="0"><draw:image xlink:href="Pictures/10000201000000A40000008BC81C0F8C8D4ACBEB.png" xlink:type="simple" xlink:show="embed" xlink:actuate="onLoad" loext:mime-type="image/png"/></draw:frame></text:p>
      <text:p text:style-name="P1"><text:span text:style-name="T2">PoemBox Projec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span text:style-name="T3">Introducción</text:span><text:span text:style-name="T4"><text:tab/>1</text:span></text:p>
          <text:p text:style-name="P7"><text:span text:style-name="T3">Descripción</text:span><text:span text:style-name="T4"><text:tab/>2</text:span></text:p>
          <text:p text:style-name="P7"><text:span text:style-name="T3">Instalación</text:span><text:span text:style-name="T4"><text:tab/>3</text:span></text:p>
          <text:p text:style-name="P7"><text:span text:style-name="T3">Prototipado</text:span><text:span text:style-name="T4"><text:tab/>3</text:span></text:p>
          <text:p text:style-name="P8"><text:span text:style-name="T3">Diseño funcional</text:span></text:p>
          <text:p text:style-name="P8"><text:span text:style-name="T3">Desarrollo</text:span></text:p>
          <text:p text:style-name="P8"><text:span text:style-name="T3">Pruebas</text:span></text:p>
          <text:p text:style-name="P8"><text:span text:style-name="T3">Distribución</text:span></text:p>
          <text:p text:style-name="P8"><text:span text:style-name="T3">Manual</text:span></text:p>
          <text:p text:style-name="P8"><text:span text:style-name="T3">Conclusiones</text:span></text:p>
          <text:p text:style-name="P8"><text:span text:style-name="T3">Índice de tablas e imágenes</text:span><text:span text:style-name="T4"><text:tab/>8</text:span></text:p>
          <text:p text:style-name="P8"><text:span text:style-name="T3">Bibliografía</text:span></text:p>
        </text:index-body>
      </text:table-of-content>
      <text:p text:style-name="Standard"/>
      <text:p text:style-name="Standard"/>
      <text:p text:style-name="Standard"/>
      <text:p text:style-name="P13"><text:bookmark text:name="_trlphr2cnutw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wald" svg:font-family="Oswald" style:font-family-generic="roman" style:font-pitch="variable"/>
    <style:font-face style:name="Proxima Nova" svg:font-family="'Proxima Nova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Proxima Nova1" svg:font-family="'Proxima Nova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53744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353744" style:font-name="Proxima Nova" fo:font-size="11pt" fo:language="es" fo:country="none" style:letter-kerning="false" style:font-name-asian="Proxima Nova1" style:font-size-asian="11pt" style:language-asian="zh" style:country-asian="CN" style:font-name-complex="Proxima Nov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break-before="auto" fo:break-after="auto"/>
      <style:text-properties fo:color="#353744" style:font-name="Proxima Nova" fo:font-family="'Proxima Nova'" style:font-family-generic="roman" style:font-pitch="variable" fo:font-size="14pt" fo:font-weight="bold" style:font-name-asian="Proxima Nova1" style:font-family-asian="'Proxima Nova'" style:font-family-generic-asian="system" style:font-pitch-asian="variable" style:font-size-asian="14pt" style:font-weight-asian="bold" style:font-name-complex="Proxima Nova1" style:font-family-complex="'Proxima Nova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ab44"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break-before="auto" fo:break-after="auto"/>
      <style:text-properties fo:font-size="13pt" style:font-size-asian="13pt" style:font-size-complex="13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fo:color="#353744" fo:font-size="36pt" style:font-size-asian="36pt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fo:color="#666666" fo:font-size="13pt" style:font-size-asian="13pt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278in" fo:margin-bottom="0in" loext:contextual-spacing="false" fo:line-height="100%" fo:break-before="auto" fo:break-after="auto" fo:padding="0in" fo:border="none"/>
    </style:style>
    <style:style style:name="MP2" style:family="paragraph" style:parent-style-name="Standard">
      <style:paragraph-properties fo:margin-top="0in" fo:margin-bottom="0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text-align="end" style:justify-single-word="fals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P5" style:family="paragraph" style:parent-style-name="Standard">
      <style:paragraph-properties fo:text-align="end" style:justify-single-word="false" fo:break-before="auto" fo:break-after="auto" fo:padding="0in" fo:border="none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age3.png" text:anchor-type="as-char" svg:width="6.5in" svg:height="0.0417in" draw:z-index="0"><draw:image xlink:href="Pictures/10000201000004B00000000877B1D36157A444AB.png" xlink:type="simple" xlink:show="embed" xlink:actuate="onLoad" loext:mime-type="image/png"/><svg:desc>horizontal line</svg:desc></draw:frame></text:p>
      </style:header>
      <style:footer>
        <text:p text:style-name="MP3"><text:page-number text:select-page="current">0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9" meta:word-count="29" meta:character-count="200" meta:non-whitespace-character-count="186"/>
    <meta:generator>LibreOfficeDev/6.0.5.2$Linux_X86_64 LibreOffice_project/</meta:generator>
  </office:meta>
</office:document-meta>
</file>